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BeforeTestExecutionCallbacks.RunBeforeTestExecutionCallbacks( Statement next , Object testInstance , Method testMethod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BeforeTestExecutionCallbacks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